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adea" fo:font-size="15pt" fo:language="zxx" fo:country="none" fo:font-weight="bold" officeooo:rsid="0007b8ba" officeooo:paragraph-rsid="0007b8ba" style:font-size-asian="13.1000003814697pt" style:language-asian="zxx" style:country-asian="none" style:font-weight-asian="bold" style:font-size-complex="15pt" style:language-complex="zxx" style:country-complex="none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adea" fo:font-size="15pt" fo:language="zxx" fo:country="none" fo:font-weight="bold" officeooo:rsid="0007b8ba" officeooo:paragraph-rsid="0007b8ba" style:font-size-asian="13.1000003814697pt" style:language-asian="zxx" style:country-asian="none" style:font-weight-asian="bold" style:font-size-complex="15pt" style:language-complex="zxx" style:country-complex="none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adea" fo:font-size="15pt" fo:language="zxx" fo:country="none" fo:font-weight="normal" officeooo:rsid="0007b8ba" officeooo:paragraph-rsid="0007b8ba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adea" fo:font-size="15pt" fo:language="zxx" fo:country="none" fo:font-weight="normal" officeooo:rsid="000841e5" officeooo:paragraph-rsid="000841e5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adea" fo:font-size="15pt" fo:language="zxx" fo:country="none" fo:font-weight="normal" officeooo:rsid="000c548c" officeooo:paragraph-rsid="000d3419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adea" fo:font-size="15pt" fo:language="zxx" fo:country="none" fo:font-weight="normal" officeooo:rsid="0007b8ba" officeooo:paragraph-rsid="0011c6b9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adea" fo:font-size="15pt" fo:language="zxx" fo:country="none" fo:font-weight="normal" officeooo:rsid="000841e5" officeooo:paragraph-rsid="0011c6b9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adea" fo:font-size="15pt" fo:language="zxx" fo:country="none" fo:font-weight="normal" officeooo:rsid="0010d139" officeooo:paragraph-rsid="0011c6b9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adea" fo:font-size="15pt" fo:language="zxx" fo:country="none" fo:font-weight="normal" officeooo:rsid="000c548c" officeooo:paragraph-rsid="0011c6b9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adea" fo:font-size="15pt" fo:language="zxx" fo:country="none" fo:font-weight="normal" officeooo:rsid="00119a59" officeooo:paragraph-rsid="0011c6b9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Caladea" fo:font-size="15pt" fo:language="zxx" fo:country="none" fo:font-weight="bold" officeooo:rsid="0007b8ba" officeooo:paragraph-rsid="0011c6b9" style:font-size-asian="13.1000003814697pt" style:language-asian="zxx" style:country-asian="none" style:font-weight-asian="bold" style:font-size-complex="15pt" style:language-complex="zxx" style:country-complex="none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aladea" fo:font-size="15pt" fo:language="zxx" fo:country="none" fo:font-weight="bold" officeooo:rsid="0007b8ba" officeooo:paragraph-rsid="0011c6b9" style:font-size-asian="13.1000003814697pt" style:language-asian="zxx" style:country-asian="none" style:font-weight-asian="bold" style:font-size-complex="15pt" style:language-complex="zxx" style:country-complex="none" style:font-weight-complex="bold"/>
    </style:style>
    <style:style style:name="T1" style:family="text">
      <style:text-properties officeooo:rsid="00103581"/>
    </style:style>
    <style:style style:name="T2" style:family="text">
      <style:text-properties officeooo:rsid="0010d139"/>
    </style:style>
    <style:style style:name="T3" style:family="text">
      <style:text-properties officeooo:rsid="00113460"/>
    </style:style>
    <style:style style:name="T4" style:family="text">
      <style:text-properties officeooo:rsid="00119a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P-TD <text:span text:style-name="T1">3</text:span> : <text:span text:style-name="T1">Traduction de types de données avancées</text:span></text:p>
      <text:p text:style-name="P11">CEP</text:p>
      <text:p text:style-name="P12"/>
      <text:p text:style-name="P12">Ex. 1 : <text:span text:style-name="T1">Manipulation de chaînes de caractères</text:span></text:p>
      <text:p text:style-name="P6"/>
      <text:p text:style-name="P7">Q1) <text:span text:style-name="T2">Pour compléter :</text:span></text:p>
      <text:p text:style-name="P8">Quand on lit une chaine de caractères, elle est stockée sous forme d'octets ascii. Ainsi, on repère juste l'entrée de la chaine (ici comme elle est en paramètre on a $a0 qui repère en réalité chaine[0]), puis il suffit de descendre la mémoire pour retrouver le reste de la chaîne (jusqu'à arriver à '\0'.</text:p>
      <text:p text:style-name="P8">Donc l'algorithme devient (en code approximatif) : </text:p>
      <text:p text:style-name="P8"/>
      <text:p text:style-name="P8">$t0 = 0</text:p>
      <text:p text:style-name="P8">while:</text:p>
      <text:p text:style-name="P8"><text:tab/>$t1 = $a0 + $t0</text:p>
      <text:p text:style-name="P8"><text:tab/>$t1 = mem[$t1]</text:p>
      <text:p text:style-name="P8"><text:tab/>si $t1 == '\0' : aller à fin</text:p>
      <text:p text:style-name="P8"><text:tab/>$t0 ++</text:p>
      <text:p text:style-name="P8"><text:tab/>aller à while</text:p>
      <text:p text:style-name="P8">fin:</text:p>
      <text:p text:style-name="P8"><text:tab/>$v0 = $t0</text:p>
      <text:p text:style-name="P8"><text:tab/>end</text:p>
      <text:p text:style-name="P9"><text:s/></text:p>
      <text:p text:style-name="P8">Rq : pour effectuer $a = mem[$b + offset] ==&gt; lbu $a, offset($b)</text:p>
      <text:p text:style-name="P8"/>
      <text:p text:style-name="P8"/>
      <text:p text:style-name="P8">Q2) <text:span text:style-name="T3">Test avec le débugger : ça marche.</text:span></text:p>
      <text:p text:style-name="P8"/>
      <text:p text:style-name="P10">Q3) A revoir mais c'est juste pareil en plus dur...</text:p>
      <text:p text:style-name="P10">---&gt; Instructions sb, blez ?!</text:p>
      <text:p text:style-name="P10"/>
      <text:p text:style-name="P10"/>
      <text:p text:style-name="P12">Ex. <text:span text:style-name="T4">2 : Manipulation de tableaux</text:span></text:p>
      <text:p text:style-name="P6"/>
      <text:p text:style-name="P7">Q1) 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14:05:50.645183462</meta:creation-date>
    <dc:date>2019-04-10T16:52:19.108629354</dc:date>
    <meta:editing-duration>PT1H17M27S</meta:editing-duration>
    <meta:editing-cycles>5</meta:editing-cycles>
    <meta:generator>LibreOffice/5.3.6.1$Linux_X86_64 LibreOffice_project/30$Build-1</meta:generator>
    <meta:document-statistic meta:table-count="0" meta:image-count="0" meta:object-count="0" meta:page-count="2" meta:paragraph-count="23" meta:word-count="157" meta:character-count="803" meta:non-whitespace-character-count="659"/>
  </office:meta>
</office:document-meta>
</file>